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weight="bold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officeooo:paragraph-rsid="000c3f56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5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bold" officeooo:paragraph-rsid="000c3f56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6" style:family="paragraph" style:parent-style-name="Heading_20_4">
      <style:paragraph-properties fo:line-height="120%"/>
      <style:text-properties fo:font-weight="bold"/>
    </style:style>
    <style:style style:name="P7" style:family="paragraph" style:parent-style-name="Standard">
      <style:text-properties officeooo:paragraph-rsid="000c3f56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e9f6f8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officeooo:paragraph-rsid="000c3f56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color="#052025" loext:opacity="100%"/>
    </style:style>
    <style:style style:name="T2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3" style:family="text">
      <style:text-properties fo:font-style="italic"/>
    </style:style>
    <style:style style:name="T4" style:family="text">
      <style:text-properties officeooo:rsid="000c3f56"/>
    </style:style>
    <style:style style:name="T5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adbaa dabab</text:span></text:p>
      <text:p text:style-name="P7"/>
      <text:h text:style-name="P5" text:outline-level="3">Pregunta 1</text:h>
      <text:section text:style-name="Sect1" text:name="question-884-1">
        <text:p text:style-name="P12">Las partes de un programa son:</text:p>
        <text:section text:style-name="Sect1" text:name="q884:1_answer0_label">
          <text:p text:style-name="P12"><text:span text:style-name="T4">a.</text:span>Secuencia, condición e iteración</text:p>
        </text:section>
        <text:section text:style-name="Sect1" text:name="q884:1_answer1_label">
          <text:p text:style-name="P13"><text:span text:style-name="T5">b.</text:span>Clases, métodos y propiedades</text:p>
        </text:section>
        <text:section text:style-name="Sect1" text:name="q884:1_answer2_label">
          <text:p text:style-name="P13"><text:span text:style-name="T5">c.</text:span>Funciones, propiedades y métodos</text:p>
        </text:section>
        <text:section text:style-name="Sect1" text:name="q884:1_answer3_label">
          <text:p text:style-name="P13"><text:span text:style-name="T5">d.</text:span>Propiedades, objetos y clases</text:p>
        </text:section>
        <text:p text:style-name="P10"><draw:frame draw:style-name="fr1" draw:name="Marco2" text:anchor-type="char" svg:width="0.041cm" draw:z-index="0"><draw:text-box fo:min-height="0.041cm"><text:h text:style-name="P6" text:outline-level="4">Retroalimentación</text:h></draw:text-box></draw:frame>¡Correcto! La programación estructurada parte de tres reglas fundamentales: la secuencia, la condición y la iteración.</text:p>
      </text:section>
      <text:section text:style-name="Sect1" text:name="question-884-2">
        <text:h text:style-name="P2" text:outline-level="3">Pregunta 2</text:h>
        <text:p text:style-name="P12">¿Para qué se utiliza la estructura SWITCH?</text:p>
        <text:section text:style-name="Sect1" text:name="q884:2_answer0_label">
          <text:p text:style-name="P12"><text:span text:style-name="T4">a.</text:span>Para albergar solo dos opciones</text:p>
        </text:section>
        <text:section text:style-name="Sect1" text:name="q884:2_answer1_label">
          <text:p text:style-name="P13"><text:span text:style-name="T5">b.</text:span>Es una estructura de decisión simple</text:p>
        </text:section>
        <text:section text:style-name="Sect1" text:name="q884:2_answer2_label">
          <text:p text:style-name="P13"><text:span text:style-name="T5">c.</text:span>Para crear un bucle indefinido</text:p>
        </text:section>
        <text:section text:style-name="Sect1" text:name="q884:2_answer3_label">
          <text:p text:style-name="P13"><text:span text:style-name="T5">d.</text:span>Para albergar múltiples opciones</text:p>
        </text:section>
        <text:p text:style-name="P10"><draw:frame draw:style-name="fr1" draw:name="Marco4" text:anchor-type="char" svg:width="0.041cm" draw:z-index="1"><draw:text-box fo:min-height="0.041cm"><text:h text:style-name="P6" text:outline-level="4">Retroalimentación</text:h></draw:text-box></draw:frame>¡Correcto! La estructura SWITCH sirve para albergar múltiples opciones partiendo de la evaluación de una misma expresión.</text:p>
      </text:section>
      <text:section text:style-name="Sect1" text:name="question-884-3">
        <text:h text:style-name="P2" text:outline-level="3">Pregunta 3</text:h>
        <text:p text:style-name="P12">¿Cómo definiría qué es un objeto?</text:p>
        <text:section text:style-name="Sect1" text:name="q884:3_answer0_label">
          <text:p text:style-name="P12"><text:span text:style-name="T4">a.</text:span>Es tan solo un concepto que solo sirve para estructurar los diagramas de flujo</text:p>
        </text:section>
        <text:section text:style-name="Sect1" text:name="q884:3_answer1_label">
          <text:p text:style-name="P13"><text:span text:style-name="T5">b.</text:span>Es una entidad concreta que tiene existencia ya que ocupa memoria y puede ser utilizado en un programa</text:p>
        </text:section>
        <text:section text:style-name="Sect1" text:name="q884:3_answer2_label">
          <text:p text:style-name="P13"><text:span text:style-name="T5">c.</text:span>Decir objeto es lo mismo que decir variable</text:p>
        </text:section>
        <text:section text:style-name="Sect1" text:name="q884:3_answer3_label">
          <text:p text:style-name="P13"><text:span text:style-name="T5">d.</text:span>Un objeto es un tipo de función</text:p>
        </text:section>
        <text:p text:style-name="P10"><draw:frame draw:style-name="fr1" draw:name="Marco6" text:anchor-type="char" svg:width="0.041cm" draw:z-index="2"><draw:text-box fo:min-height="0.041cm"><text:h text:style-name="P6" text:outline-level="4">Retroalimentación</text:h></draw:text-box></draw:frame>¡Correcto! Un objeto es una entidad creada a partir de la plantilla de una clase.</text:p>
      </text:section>
      <text:section text:style-name="Sect1" text:name="question-884-4">
        <text:h text:style-name="P2" text:outline-level="3">Pregunta 4</text:h>
        <text:p text:style-name="P12">¿Qué es el pseudocódigo?</text:p>
        <text:section text:style-name="Sect1" text:name="q884:4_answer0_label">
          <text:p text:style-name="P12"><text:span text:style-name="T4">a.</text:span>El pseudocódigo es una forma de expresar los distintos pasos que va realizar un programa de la manera más parecida al lenguaje humano</text:p>
        </text:section>
        <text:section text:style-name="Sect1" text:name="q884:4_answer1_label">
          <text:p text:style-name="P13"><text:span text:style-name="T5">b.</text:span>El pseudocódigo es un lenguaje de programación que no puede ejecutarse en la computadora</text:p>
        </text:section>
        <text:section text:style-name="Sect1" text:name="q884:4_answer2_label">
          <text:p text:style-name="P13"><text:span text:style-name="T5">c.</text:span>El pseudocódigo es un código que solo entiende la computadora</text:p>
        </text:section>
        <text:section text:style-name="Sect1" text:name="q884:4_answer3_label">
          <text:p text:style-name="P13"><text:span text:style-name="T5">d.</text:span>El pseudocódigo es un lenguaje de programación capaz de ejecutarse en la computadora</text:p>
        </text:section>
        <text:p text:style-name="P10"><draw:frame draw:style-name="fr1" draw:name="Marco8" text:anchor-type="char" svg:width="0.041cm" draw:z-index="3"><draw:text-box fo:min-height="0.041cm"><text:h text:style-name="P6" text:outline-level="4">Retroalimentación</text:h></draw:text-box></draw:frame>¡Correcto! El pseudocódigo no es un lenguaje de programación verdadero y su función es representar algoritmos de la forma más clara y simple para los humanos.</text:p>
      </text:section>
      <text:section text:style-name="Sect1" text:name="question-884-5">
        <text:h text:style-name="P2" text:outline-level="3"><text:soft-page-break/>Pregunta 5</text:h>
        <text:p text:style-name="P12">¿Con qué símbolo se representa la entrada o salida de datos en un diagrama de flujo?</text:p>
        <text:section text:style-name="Sect1" text:name="q884:5_answer0_label">
          <text:p text:style-name="P12"><text:span text:style-name="T4">a.</text:span>Con un paralelogramo</text:p>
        </text:section>
        <text:section text:style-name="Sect1" text:name="q884:5_answer1_label">
          <text:p text:style-name="P13"><text:span text:style-name="T5">b.</text:span>Con un rombo</text:p>
        </text:section>
        <text:section text:style-name="Sect1" text:name="q884:5_answer2_label">
          <text:p text:style-name="P13"><text:span text:style-name="T5">c.</text:span>Con un rectángulo</text:p>
        </text:section>
        <text:section text:style-name="Sect1" text:name="q884:5_answer3_label">
          <text:p text:style-name="P13"><text:span text:style-name="T5">d.</text:span>Con un rectángulo redondeado</text:p>
        </text:section>
        <text:p text:style-name="P10"><draw:frame draw:style-name="fr1" draw:name="Marco10" text:anchor-type="char" svg:width="0.041cm" draw:z-index="4"><draw:text-box fo:min-height="0.041cm"><text:h text:style-name="P6" text:outline-level="4">Retroalimentación</text:h></draw:text-box></draw:frame>¡Correcto! El paralelogramao es un elemento básico en los diagramas de flujo que simboliza la entrada y salida de datos.</text:p>
      </text:section>
      <text:section text:style-name="Sect1" text:name="question-884-6">
        <text:h text:style-name="P2" text:outline-level="3">Pregunta 6</text:h>
        <text:p text:style-name="P12">¿A qué se denomina clase?</text:p>
        <text:section text:style-name="Sect1" text:name="q884:6_answer0_label">
          <text:p text:style-name="P12"><text:span text:style-name="T4">a.</text:span>A las propiedades de un objeto</text:p>
        </text:section>
        <text:section text:style-name="Sect1" text:name="q884:6_answer1_label">
          <text:p text:style-name="P13"><text:span text:style-name="T5">b.</text:span>A los valores o características de un objeto</text:p>
        </text:section>
        <text:section text:style-name="Sect1" text:name="q884:6_answer2_label">
          <text:p text:style-name="P13"><text:span text:style-name="T5">c.</text:span>A las acciones que se pueden ejecutar desde un objeto</text:p>
        </text:section>
        <text:section text:style-name="Sect1" text:name="q884:6_answer3_label">
          <text:p text:style-name="P13"><text:span text:style-name="T5">d.</text:span>Es la descripción de un conjunto de objetos similares</text:p>
        </text:section>
        <text:p text:style-name="P10"><draw:frame draw:style-name="fr1" draw:name="Marco12" text:anchor-type="char" svg:width="0.041cm" draw:z-index="5"><draw:text-box fo:min-height="0.041cm"><text:h text:style-name="P6" text:outline-level="4">Retroalimentación</text:h></draw:text-box></draw:frame>¡Correcto! Las clases son una especie de plantillas de las que parten los objetos creados posteriormente.</text:p>
      </text:section>
      <text:section text:style-name="Sect1" text:name="question-884-7">
        <text:h text:style-name="P2" text:outline-level="3">Pregunta 7</text:h>
        <text:p text:style-name="P12">¿Para qué se utiliza la palabra <text:span text:style-name="T3">this</text:span>?</text:p>
        <text:section text:style-name="Sect1" text:name="q884:7_answer0_label">
          <text:p text:style-name="P12"><text:span text:style-name="T4">a.</text:span>Hace referencia a un objeto</text:p>
        </text:section>
        <text:section text:style-name="Sect1" text:name="q884:7_answer1_label">
          <text:p text:style-name="P13"><text:span text:style-name="T5">b.</text:span>Hace referencia a una clase</text:p>
        </text:section>
        <text:section text:style-name="Sect1" text:name="q884:7_answer2_label">
          <text:p text:style-name="P13"><text:span text:style-name="T5">c.</text:span>Es una función predeterminada</text:p>
        </text:section>
        <text:section text:style-name="Sect1" text:name="q884:7_answer3_label">
          <text:p text:style-name="P13"><text:span text:style-name="T5">d.</text:span>Con ella puede crear métodos</text:p>
        </text:section>
        <text:p text:style-name="P10"><draw:frame draw:style-name="fr1" draw:name="Marco14" text:anchor-type="char" svg:width="0.041cm" draw:z-index="6"><draw:text-box fo:min-height="0.041cm"><text:h text:style-name="P6" text:outline-level="4">Retroalimentación</text:h></draw:text-box></draw:frame>¡Correcto! Cuando creamos métodos en una clase y debemos relacionar el objeto con los parámetros de la función, utilizamos la palabra <text:span text:style-name="T3">this </text:span>haciendo referencia al objeto.</text:p>
      </text:section>
      <text:section text:style-name="Sect1" text:name="question-884-8">
        <text:h text:style-name="P2" text:outline-level="3">Pregunta 8</text:h>
        <text:p text:style-name="P12">Las instrucciones de asignación...</text:p>
        <text:section text:style-name="Sect1" text:name="q884:8_answer0_label">
          <text:p text:style-name="P12"><text:span text:style-name="T4">a.</text:span>Asignan los objetos a las clases</text:p>
        </text:section>
        <text:section text:style-name="Sect1" text:name="q884:8_answer1_label">
          <text:p text:style-name="P13"><text:span text:style-name="T5">b.</text:span>Consisten en asociar a una variable el resultado de la operación de una expresión</text:p>
        </text:section>
        <text:section text:style-name="Sect1" text:name="q884:8_answer2_label">
          <text:p text:style-name="P13"><text:span text:style-name="T5">c.</text:span>Se utilizan para asignar métodos a los objetos</text:p>
        </text:section>
        <text:section text:style-name="Sect1" text:name="q884:8_answer3_label">
          <text:p text:style-name="P13"><text:span text:style-name="T5">d.</text:span>Se utilizan para asignar distintos valores en un bucle</text:p>
        </text:section>
        <text:p text:style-name="P10"><draw:frame draw:style-name="fr1" draw:name="Marco16" text:anchor-type="char" svg:width="0.041cm" draw:z-index="7"><draw:text-box fo:min-height="0.041cm"><text:h text:style-name="P6" text:outline-level="4">Retroalimentación</text:h></draw:text-box></draw:frame>¡Correcto! Las instrucciones de asignación se utilizan para asociar el resultado de una operación a una variable. Cabe destacar que la variable y el resultado tienen que ser datos del mismo tipo.</text:p>
      </text:section>
      <text:section text:style-name="Sect1" text:name="question-884-9">
        <text:h text:style-name="P2" text:outline-level="3"/>
        <text:h text:style-name="P3" text:outline-level="3">Pregunta 9</text:h>
        <text:p text:style-name="P12">¿A qué se denomina "método"?</text:p>
        <text:section text:style-name="Sect1" text:name="q884:9_answer0_label">
          <text:p text:style-name="P12"><text:span text:style-name="T4">a.</text:span>Se utiliza la palabra "método" para referirnos a las funciones que están dentro de una clase</text:p>
        </text:section>
        <text:section text:style-name="Sect1" text:name="q884:9_answer1_label">
          <text:p text:style-name="P13"><text:span text:style-name="T5">b.</text:span>Decir "método" es lo mismo que decir "atributo"</text:p>
        </text:section>
        <text:section text:style-name="Sect1" text:name="q884:9_answer2_label">
          <text:p text:style-name="P13"><text:span text:style-name="T5">c.</text:span>Es la técnica con la que crea algoritmos de programación</text:p>
        </text:section>
        <text:section text:style-name="Sect1" text:name="q884:9_answer3_label">
          <text:p text:style-name="P13"><text:span text:style-name="T5">d.</text:span>Es una manera de estructurar el código</text:p>
        </text:section>
        <text:p text:style-name="P10"><draw:frame draw:style-name="fr1" draw:name="Marco18" text:anchor-type="char" svg:width="0.041cm" draw:z-index="8"><draw:text-box fo:min-height="0.041cm"><text:h text:style-name="P6" text:outline-level="4">Retroalimentación</text:h></draw:text-box></draw:frame>¡Correcto! Decir "método" o "función" es lo mismo pero para especificar que una función está dentro de una clase, utilizamos la palabra "método".</text:p>
      </text:section>
      <text:section text:style-name="Sect1" text:name="question-884-10">
        <text:h text:style-name="P4" text:outline-level="3">Pregunta 10</text:h>
        <text:section text:style-name="Sect1" text:name="yui_3_17_2_1_1686576626711_140">
          <text:p text:style-name="P19">Si quisiera crear un objeto a partir de la clase "coche" escribiríamos ...</text:p>
          <text:section text:style-name="Sect1" text:name="q884:10_answer0_label">
            <text:p text:style-name="P12"><text:span text:style-name="T4">a.</text:span>Object coche1 = new Coche()</text:p>
          </text:section>
          <text:section text:style-name="Sect1" text:name="q884:10_answer1_label">
            <text:p text:style-name="P13"><text:span text:style-name="T5">b.</text:span>Const coche1 = new Coche()</text:p>
          </text:section>
          <text:section text:style-name="Sect1" text:name="q884:10_answer2_label">
            <text:p text:style-name="P13"><text:span text:style-name="T5">c.</text:span>Const coche1 = new Coche</text:p>
          </text:section>
          <text:section text:style-name="Sect1" text:name="q884:10_answer3_label">
            <text:p text:style-name="P13"><text:span text:style-name="T5">d.</text:span>Coche1 = Coche</text:p>
          </text:section>
          <text:section text:style-name="Sect2" text:name="yui_3_17_2_1_1686576626711_139">
            <text:section text:style-name="Sect1" text:name="yui_3_17_2_1_1686576626711_138">
              <text:section text:style-name="Sect1" text:name="yui_3_17_2_1_1686576626711_137">
                <text:p text:style-name="P20"><draw:frame draw:style-name="fr1" draw:name="Marco20" text:anchor-type="char" svg:width="0.041cm" draw:z-index="9"><draw:text-box fo:min-height="0.041cm"><text:h text:style-name="P6" text:outline-level="4">Retroalimentación</text:h></draw:text-box></draw:frame>¡Correcto! Para instanciar un objeto siempre debemos utilizar la palabra reservada "new" más la clase a la que nos referimos.</text:p>
              </text:section>
            </text:section>
          </text:section>
        </text:section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2T15:24:29.041000000</meta:creation-date>
    <dc:date>2023-06-12T15:34:03.330000000</dc:date>
    <meta:editing-duration>PT9M35S</meta:editing-duration>
    <meta:editing-cycles>1</meta:editing-cycles>
    <meta:document-statistic meta:table-count="0" meta:image-count="0" meta:object-count="0" meta:page-count="3" meta:paragraph-count="81" meta:word-count="620" meta:character-count="3886" meta:non-whitespace-character-count="3347"/>
    <meta:generator>LibreOffice/7.5.0.3$Windows_X86_64 LibreOffice_project/c21113d003cd3efa8c53188764377a8272d9d6de</meta:generator>
  </office:meta>
</office:document-meta>
</file>